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023cbc" officeooo:paragraph-rsid="00023cbc"/>
    </style:style>
    <style:style style:name="P2" style:family="paragraph" style:parent-style-name="Standard">
      <style:text-properties officeooo:rsid="0004277c" officeooo:paragraph-rsid="0004277c"/>
    </style:style>
    <style:style style:name="P3" style:family="paragraph" style:parent-style-name="Standard">
      <style:text-properties officeooo:rsid="0004277c" officeooo:paragraph-rsid="00075bf9"/>
    </style:style>
    <style:style style:name="P4" style:family="paragraph" style:parent-style-name="Standard">
      <style:text-properties officeooo:rsid="0004d4ea" officeooo:paragraph-rsid="0004d4ea"/>
    </style:style>
    <style:style style:name="P5" style:family="paragraph" style:parent-style-name="Standard">
      <style:text-properties style:use-window-font-color="true" style:font-name="Droid Sans Mono" fo:font-size="10.5pt" fo:font-weight="normal" officeooo:paragraph-rsid="0004d4ea" fo:background-color="transparent"/>
    </style:style>
    <style:style style:name="P6" style:family="paragraph" style:parent-style-name="Standard">
      <style:text-properties officeooo:rsid="0005a538" officeooo:paragraph-rsid="0005a538"/>
    </style:style>
    <style:style style:name="P7" style:family="paragraph" style:parent-style-name="Standard">
      <style:paragraph-properties fo:break-before="page"/>
      <style:text-properties officeooo:rsid="00075bf9" officeooo:paragraph-rsid="00075bf9"/>
    </style:style>
    <style:style style:name="P8" style:family="paragraph" style:parent-style-name="Standard" style:list-style-name="L1">
      <style:text-properties officeooo:rsid="00075bf9" officeooo:paragraph-rsid="00023cbc"/>
    </style:style>
    <style:style style:name="P9" style:family="paragraph" style:parent-style-name="Standard" style:list-style-name="L1">
      <style:text-properties officeooo:rsid="00075bf9" officeooo:paragraph-rsid="00075bf9"/>
    </style:style>
    <style:style style:name="P10" style:family="paragraph" style:parent-style-name="Standard">
      <style:text-properties officeooo:rsid="00075bf9" officeooo:paragraph-rsid="00075bf9"/>
    </style:style>
    <style:style style:name="P11" style:family="paragraph" style:parent-style-name="Standard" style:list-style-name="L1">
      <style:text-properties officeooo:rsid="00023cbc" officeooo:paragraph-rsid="00023cbc"/>
    </style:style>
    <style:style style:name="P12" style:family="paragraph" style:parent-style-name="Standard" style:list-style-name="L1">
      <style:text-properties officeooo:rsid="0004277c" officeooo:paragraph-rsid="0004277c"/>
    </style:style>
    <style:style style:name="P13" style:family="paragraph" style:parent-style-name="Standard" style:list-style-name="L1">
      <style:text-properties officeooo:rsid="00049bc9" officeooo:paragraph-rsid="00049bc9"/>
    </style:style>
    <style:style style:name="P14" style:family="paragraph" style:parent-style-name="Standard" style:list-style-name="L1">
      <style:text-properties officeooo:rsid="0004d4ea" officeooo:paragraph-rsid="0004d4ea"/>
    </style:style>
    <style:style style:name="P15" style:family="paragraph" style:parent-style-name="Standard" style:list-style-name="L2">
      <style:text-properties style:use-window-font-color="true" style:font-name="Droid Sans Mono" fo:font-size="10.5pt" fo:font-weight="normal" officeooo:rsid="0004d4ea" officeooo:paragraph-rsid="0005a538" fo:background-color="transparent"/>
    </style:style>
    <style:style style:name="P16" style:family="paragraph" style:parent-style-name="Standard" style:list-style-name="L2">
      <style:text-properties style:use-window-font-color="true" style:font-name="Droid Sans Mono" fo:font-size="10.5pt" fo:font-weight="normal" officeooo:paragraph-rsid="0005a538" fo:background-color="transparent"/>
    </style:style>
    <style:style style:name="T1" style:family="text">
      <style:text-properties officeooo:rsid="0004277c"/>
    </style:style>
    <style:style style:name="T2" style:family="text">
      <style:text-properties officeooo:rsid="00049bc9"/>
    </style:style>
    <style:style style:name="T3" style:family="text">
      <style:text-properties officeooo:rsid="0004d4ea"/>
    </style:style>
    <style:style style:name="T4" style:family="text">
      <style:text-properties officeooo:rsid="0005a538"/>
    </style:style>
    <style:style style:name="T5" style:family="text">
      <style:text-properties officeooo:rsid="00075bf9"/>
    </style:style>
    <style:style style:name="T6" style:family="text">
      <style:text-properties officeooo:rsid="000770b8"/>
    </style:style>
    <style:style style:name="T7" style:family="text">
      <style:text-properties officeooo:rsid="0008f9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Commodity </text:span>Pipe Spec<text:span text:style-name="T5">ification</text:span></text:p>
      <text:p text:style-name="P1"/>
      <text:list xml:id="list1370030773" text:style-name="L1">
        <text:list-item>
          <text:p text:style-name="P8">The program allows for easy development, maintenance and update control of a complete plant site commodity pipe specification.</text:p>
        </text:list-item>
        <text:list-item>
          <text:p text:style-name="P11">It has the capability to have a custom <text:span text:style-name="T4">commodity pipe specification </text:span>code of up to 15 characters. <text:s/><text:span text:style-name="T5">The code outlined for the development of a specification does not have to be that shown on the final documentation.</text:span></text:p>
        </text:list-item>
        <text:list-item>
          <text:p text:style-name="P11">The specification is build based on material grade, material type, pressure rating (flange), and corrosion allowance, <text:span text:style-name="T6">common in the industry.</text:span></text:p>
        </text:list-item>
        <text:list-item>
          <text:p text:style-name="P11">The commodity code itself can be unique to each specification or duplicated based on a class such as STM for steam. <text:s/><text:span text:style-name="T6">This possible because e</text:span>ach commodity code is built around a specific set of properties; pressure, temperature, fluid category etc.</text:p>
        </text:list-item>
        <text:list-item>
          <text:p text:style-name="P11">A large amount of the data used to build a specification is already built into the data and needs only a click to select.</text:p>
        </text:list-item>
        <text:list-item>
          <text:p text:style-name="P11">Information available for the development of a specification is already narrowed down based on the specified material type and grade.</text:p>
        </text:list-item>
        <text:list-item>
          <text:p text:style-name="P11">The program is actually two separate parts, one is for the administrator the other for the end users. <text:s/>This limits the possibility of unauthorized changes to the data.</text:p>
        </text:list-item>
        <text:list-item>
          <text:p text:style-name="P11">The data itself is based on SQLite <text:span text:style-name="T1">one of the most used database engines in the world </text:span>an<text:span text:style-name="T1">d is</text:span> opensource <text:span text:style-name="T1">meaning licensing is not required,</text:span> <text:a xlink:type="simple" xlink:href="https://sqlite.org/index.html" text:style-name="Internet_20_link" text:visited-style-name="Visited_20_Internet_20_Link">https://sqlite.org/index.html</text:a> .</text:p>
        </text:list-item>
        <text:list-item>
          <text:p text:style-name="P12">SQLite limits the number of sign ins to a database for updating and modifications, it does not limit the number of viewers, in this case your end users.</text:p>
        </text:list-item>
        <text:list-item>
          <text:p text:style-name="P12">There are numerous forms pre-built in HTML format to hand items which require additional sing off approvals, such as Hydro Test Waivers, Material Substitution Requests, <text:span text:style-name="T2">Non-conformance</text:span> Reports etc.</text:p>
        </text:list-item>
        <text:list-item>
          <text:p text:style-name="P12">The building of Scope of Works for the end users has been automated to print out all relevant pipe specification information or just selected sections if needed.</text:p>
        </text:list-item>
        <text:list-item>
          <text:p text:style-name="P12">The administrator has <text:s/>a single screen location to update the support tables as needed, <text:span text:style-name="T2">and build the complete commodity pipe specification.</text:span></text:p>
        </text:list-item>
        <text:list-item>
          <text:p text:style-name="P13">There is a system to import both the Material Substitution Requests and Non-conformance Report, both HTML documents into the database. <text:s/>The intent is so the can be reviewed at a later data and if needed addressed or even to make amends to the piping specification data.</text:p>
        </text:list-item>
        <text:list-item>
          <text:p text:style-name="P13">To help control inspection there is a capability to build an inspection travel sheet for each <text:span text:style-name="T3">scope of work.</text:span></text:p>
        </text:list-item>
        <text:list-item>
          <text:p text:style-name="P9">Because it is a database the data can be updated easily <text:span text:style-name="T7">un</text:span>like a word document or pdf file. The data can be turned out either as access of a single source on a central server or as a file to each required end user. <text:s/>The administrator can keep a separate control document which can be updated on the go.</text:p>
        </text:list-item>
        <text:list-item>
          <text:p text:style-name="P9">EPCM companies can have numerous different pipe specifications all accessible with this program.</text:p>
        </text:list-item>
      </text:list>
      <text:p text:style-name="P7"/>
      <text:list xml:id="list151005738850413" text:continue-numbering="true" text:style-name="L1">
        <text:list-item>
          <text:p text:style-name="P14">The information covered in each commodity pipe specification includes;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2584897679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5">Piping</text:p>
                                  </text:list-item>
                                  <text:list-item>
                                    <text:p text:style-name="P15">Fittings <text:span text:style-name="T4">(elbows, tees, laterals, reducers etc.)</text:span></text:p>
                                  </text:list-item>
                                  <text:list-item>
                                    <text:p text:style-name="P15">Flanges</text:p>
                                  </text:list-item>
                                  <text:list-item>
                                    <text:p text:style-name="P15">Orifice Flanges</text:p>
                                  </text:list-item>
                                  <text:list-item>
                                    <text:p text:style-name="P16">Gasket Packs</text:p>
                                  </text:list-item>
                                  <text:list-item>
                                    <text:p text:style-name="P16">Fasteners</text:p>
                                  </text:list-item>
                                  <text:list-item>
                                    <text:p text:style-name="P16">Unions</text:p>
                                  </text:list-item>
                                  <text:list-item>
                                    <text:p text:style-name="P16">O-lets</text:p>
                                  </text:list-item>
                                  <text:list-item>
                                    <text:p text:style-name="P16">Groove Clamps</text:p>
                                  </text:list-item>
                                  <text:list-item>
                                    <text:p text:style-name="P16">Weld Requirements</text:p>
                                  </text:list-item>
                                  <text:list-item>
                                    <text:p text:style-name="P16">Tubing</text:p>
                                  </text:list-item>
                                  <text:list-item>
                                    <text:p text:style-name="P16">Branch Chart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A1" office:value-type="string">
            <text:list xml:id="list151007079944486"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6">Notes <text:span text:style-name="T4">for commodities and pipe components.</text:span></text:p>
                                  </text:list-item>
                                  <text:list-item>
                                    <text:p text:style-name="P16">Inspection Packs</text:p>
                                  </text:list-item>
                                  <text:list-item>
                                    <text:p text:style-name="P16">Paint Spec<text:span text:style-name="T3">ification</text:span></text:p>
                                  </text:list-item>
                                  <text:list-item>
                                    <text:p text:style-name="P16">Insulation</text:p>
                                  </text:list-item>
                                  <text:list-item>
                                    <text:p text:style-name="P16">Gate Valve</text:p>
                                  </text:list-item>
                                  <text:list-item>
                                    <text:p text:style-name="P16">Globe Valve</text:p>
                                  </text:list-item>
                                  <text:list-item>
                                    <text:p text:style-name="P16">Plug Valve</text:p>
                                  </text:list-item>
                                  <text:list-item>
                                    <text:p text:style-name="P16">Ball Valve</text:p>
                                  </text:list-item>
                                  <text:list-item>
                                    <text:p text:style-name="P16">Butterfly Valve</text:p>
                                  </text:list-item>
                                  <text:list-item>
                                    <text:p text:style-name="P16">Piston Check Valve</text:p>
                                  </text:list-item>
                                  <text:list-item>
                                    <text:p text:style-name="P16">Swing Check Valve</text:p>
                                  </text:list-item>
                                  <text:list-item>
                                    <text:p text:style-name="P16">Special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5"/>
      <text:p text:style-name="P2"/>
      <text:p text:style-name="P10">The program has been developed in Python 3.7 and is cross platform with Windows and Linux systems. <text:s text:c="5"/>The program code is open source and free to be downloaded and modified as desired, all though this is not the intent for most users. <text:s/>It allows for testing and trial turn out to the users with sample data.</text:p>
      <text:p text:style-name="P3"/>
      <text:p text:style-name="P3">The data is located in a collection of 116 data tables, all viewable with SQLite Studio <text:span text:style-name="T2">which</text:span> can be downloaded without charge <text:span text:style-name="T2">at</text:span> <text:a xlink:type="simple" xlink:href="https://sqlitestudio.pl/" text:style-name="Internet_20_link" text:visited-style-name="Visited_20_Internet_20_Link">https://sqlitestudio.pl</text:a> . <text:s/><text:span text:style-name="T2">It is not recommend that the tables be accessed this way as damage to the data schema can occur if the user is not familiar with SQLite. <text:s/>The Pipe Specification gives full control over all aspects of the data with built in safe guards to prevent this inadvertent damage.</text:span></text:p>
      <text:p text:style-name="P2"/>
      <text:p text:style-name="P6">If further information is needed a user manual for both the administrator and end user programs are available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8:36:22.739012537</meta:creation-date>
    <dc:date>2020-10-31T15:10:04.918533007</dc:date>
    <meta:editing-duration>PT27M42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2" meta:paragraph-count="46" meta:word-count="706" meta:character-count="4097" meta:non-whitespace-character-count="3462"/>
  </office:meta>
</office:document-meta>
</file>